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101900">
            <text:p>10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57900">
            <text:p>579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44000">
            <text:p>44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3150">
            <text:p>315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31:.F31])" office:value-type="float" office:value="21700">
            <text:p>21700</text:p>
          </table:table-cell>
          <table:table-cell table:formula="of:=SUM([.B56:.F56])" office:value-type="float" office:value="1127.15121136174">
            <text:p>1127.15121136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table:number-columns-repeated="3"/>
          <table:table-cell table:formula="of:=SUM([.C56:.F56])" office:value-type="float" office:value="716.040100250627">
            <text:p>716.04010025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table:number-columns-repeated="3"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 table:number-columns-repeated="4"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 table:number-columns-repeated="4"/>
          <table:table-cell table:formula="of:=SUM([.B56:.E56])" office:value-type="float" office:value="1127.15121136174">
            <text:p>1127.151211361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1127.15121136174">
            <text:p>1127.15121136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table:style-name="ce57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)" office:value-type="float" office:value="411.111111111111">
            <text:p>41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411.111111111111">
            <text:p>411.11111111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7" office:value-type="float" office:value="0">
            <text:p>0</text:p>
          </table:table-cell>
          <table:table-cell table:formula="of:=[.F31]/19" office:value-type="float" office:value="0">
            <text:p>0</text:p>
          </table:table-cell>
          <table:table-cell/>
          <table:table-cell table:style-name="ce2" table:formula="of:=SUM([.H31:.H55])" office:value-type="float" office:value="21720.8020050125">
            <text:p>21720.802005012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14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3T14:54:21</dc:date>
    <meta:editing-duration>P6DT4H51M50S</meta:editing-duration>
    <meta:editing-cycles>2231</meta:editing-cycles>
    <meta:generator>OpenOffice/4.1.1$Unix OpenOffice.org_project/411m6$Build-9775</meta:generator>
    <dc:creator>Hasmik Dabaghyan</dc:creator>
    <meta:document-statistic meta:table-count="13" meta:cell-count="5457" meta:object-count="0"/>
  </office:meta>
</office:document-meta>
</file>